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DE000000D66C0085DFD5956EFC.png" manifest:media-type="image/png"/>
  <manifest:file-entry manifest:full-path="Pictures/10004FA300004BE5000016277232C1F4BFB5624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8.604cm" fo:margin-left="0cm" table:align="left"/>
    </style:style>
    <style:style style:name="Table2.A" style:family="table-column">
      <style:table-column-properties style:column-width="3.605cm"/>
    </style:style>
    <style:style style:name="Table2.B" style:family="table-column">
      <style:table-column-properties style:column-width="14.998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2.B1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2.A2" style:family="table-cell">
      <style:table-cell-properties style:vertical-align="middle" fo:padding="0.097cm" fo:border-left="0.05pt solid #000000" fo:border-right="none" fo:border-top="none" fo:border-bottom="none"/>
    </style:style>
    <style:style style:name="Table2.B2" style:family="table-cell">
      <style:table-cell-properties style:vertical-align="middle" fo:padding="0.097cm" fo:border-left="none" fo:border-right="0.05pt solid #000000" fo:border-top="none" fo:border-bottom="none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Standard">
      <style:text-properties officeooo:rsid="00193778" officeooo:paragraph-rsid="00262a8c"/>
    </style:style>
    <style:style style:name="P3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5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6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7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8" style:family="paragraph" style:parent-style-name="Table_20_Contents">
      <style:text-properties style:font-name="Carlito" fo:font-size="11pt" officeooo:rsid="004caba8" officeooo:paragraph-rsid="004caba8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Carlito" fo:font-size="11pt" fo:letter-spacing="-0.004cm" officeooo:rsid="000d6283" officeooo:paragraph-rsid="004c3790" style:font-size-asian="11pt" style:font-name-complex="Costa Ptf" style:font-size-complex="11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4c3790" style:font-size-asian="11pt" style:font-name-complex="Costa Ptf" style:font-size-complex="11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48e698" style:font-size-asian="11pt" style:font-name-complex="Costa Ptf" style:font-size-complex="11pt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Carlito" fo:font-size="11pt" fo:font-weight="normal" officeooo:rsid="004caba8" officeooo:paragraph-rsid="004caba8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4dcdd" officeooo:paragraph-rsid="004caba8" style:font-size-asian="11pt" style:font-weight-asian="normal" style:font-name-complex="Costa Ptf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2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21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22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23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8e698" style:font-size-asian="11pt" style:font-weight-asian="normal" style:font-name-complex="Costa Ptf" style:font-size-complex="11pt" style:font-weight-complex="normal"/>
    </style:style>
    <style:style style:name="P24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e4ff9" officeooo:paragraph-rsid="00537e72" style:font-size-asian="11pt" style:font-weight-asian="normal" style:font-name-complex="Costa Ptf" style:font-size-complex="11pt" style:font-weight-complex="normal"/>
    </style:style>
    <style:style style:name="P26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27" style:family="paragraph" style:parent-style-name="Standard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28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start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29" style:family="paragraph" style:parent-style-name="Standard" style:list-style-name="L3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30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1" style:family="paragraph" style:parent-style-name="Standard" style:list-style-name="L2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2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3" style:family="text">
      <style:text-properties fo:language="nl" fo:country="NL" style:font-name-complex="Arial"/>
    </style:style>
    <style:style style:name="T4" style:family="text">
      <style:text-properties fo:language="nl" fo:country="NL" officeooo:rsid="00479bb6" style:font-name-complex="Arial"/>
    </style:style>
    <style:style style:name="T5" style:family="text">
      <style:text-properties style:font-name-complex="Costa Ptf"/>
    </style:style>
    <style:style style:name="T6" style:family="text">
      <style:text-properties style:text-underline-style="solid" style:text-underline-width="auto" style:text-underline-color="font-color" officeooo:rsid="004c379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537e72" fo:background-color="#ffff00" loext:char-shading-value="0"/>
    </style:style>
    <style:style style:name="T9" style:family="text">
      <style:text-properties officeooo:rsid="004caba8"/>
    </style:style>
    <style:style style:name="T10" style:family="text">
      <style:text-properties officeooo:rsid="004e4ff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519d07"/>
    </style:style>
    <style:style style:name="T13" style:family="text">
      <style:text-properties style:font-name="Carlito" fo:font-size="11pt" style:font-size-asian="11pt" style:font-size-complex="11pt"/>
    </style:style>
    <style:style style:name="T14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15" style:family="text">
      <style:text-properties officeooo:rsid="00537e72"/>
    </style:style>
    <style:style style:name="T16" style:family="text">
      <style:text-properties officeooo:rsid="0059fa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Montreuil_20_gras"><text:span text:style-name="T2"/></text:span></text:p>
      <text:p text:style-name="P2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<text:span text:style-name="T16">recipient</text:span>.postal_address]</text:p>
          </table:table-cell>
        </table:table-row>
      </table:table>
      <text:p text:style-name="P3"><text:span text:style-name="Montreuil_20_gras"><text:span text:style-name="T14"/></text:span></text:p>
      <text:p text:style-name="P4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span text:style-name="T6">Objet</text:span>:</text:p>
          </table:table-cell>
          <table:table-cell table:style-name="Table2.B1" office:value-type="string">
            <text:p text:style-name="P11">Accusé de Réception de votre demande intervenant dans le cadre d’une décision implicite d<text:span text:style-name="T15">e rejet</text:span></text:p>
          </table:table-cell>
        </table:table-row>
        <table:table-row>
          <table:table-cell table:style-name="Table2.A2" office:value-type="string">
            <text:p text:style-name="P7"><text:span text:style-name="T6">Reçu le</text:span> :</text:p>
          </table:table-cell>
          <table:table-cell table:style-name="Table2.B2" office:value-type="string">
            <text:p text:style-name="P8">[res_letterbox.doc_date]</text:p>
          </table:table-cell>
        </table:table-row>
        <table:table-row>
          <table:table-cell table:style-name="Table2.A3" office:value-type="string">
            <text:p text:style-name="P7"><text:span text:style-name="T6">N° d'enregistrement</text:span> :</text:p>
          </table:table-cell>
          <table:table-cell table:style-name="Table2.B3" office:value-type="string">
            <text:p text:style-name="P8">[res_letterbox.alt_identifier]</text:p>
          </table:table-cell>
        </table:table-row>
      </table:table>
      <text:p text:style-name="P6"><text:span text:style-name="Montreuil_20_gras"><text:span text:style-name="T13"/></text:span></text:p>
      <text:p text:style-name="P20"><text:span text:style-name="T3"><text:tab/><text:tab/><text:tab/><text:tab/><text:tab/><text:tab/><text:tab/></text:span><text:span text:style-name="T4">Maarch-les-Bains</text:span><text:span text:style-name="T5">, le <text:s/></text:span><text:span text:style-name="T5"><text:date style:data-style-name="N76" text:date-value="2019-12-27T14:34:47.439509527">27 décembre 2019</text:date></text:span></text:p>
      <text:p text:style-name="P12"><text:s/></text:p>
      <text:p text:style-name="P13"/>
      <text:p text:style-name="P13"/>
      <text:p text:style-name="P14">[<text:span text:style-name="T16">recipient</text:span>.<text:span text:style-name="T16">civility</text:span>] [<text:span text:style-name="T16">recipient</text:span>.lastname],</text:p>
      <text:p text:style-name="P21"/>
      <text:p text:style-name="P15">Vous avez saisi la Ville de Maarch-les-Bains d'une demande enregistrée le [res_letterbox.doc_date] et qui relève de notre compétence.</text:p>
      <text:p text:style-name="P16"/>
      <text:p text:style-name="P17">Votre demande concerne <text:span text:style-name="T7">------------------------------------------------</text:span> (nature de la demande).</text:p>
      <text:p text:style-name="P16"/>
      <text:p text:style-name="P25">Votre demande est susceptible de faire l'objet d'une décision implicite <text:span text:style-name="T15">de rejet en l'absence de réponse dans les </text:span><text:span text:style-name="T8">XX</text:span><text:span text:style-name="T15"> jours suivant sa réception, soit le </text:span><text:span text:style-name="T11">[res_letterbox.process_limit_date]</text:span><text:span text:style-name="T15">.</text:span></text:p>
      <text:p text:style-name="P26"/>
      <text:p text:style-name="P17">Le présent accusé de réception, que nous vous invitons à conserver, vous informe des prochaines étapes de la procédure :</text:p>
      <text:p text:style-name="P18"/>
      <text:list xml:id="list1799073356" text:style-name="L1">
        <text:list-item>
          <text:p text:style-name="P28">Si l'instruction de votre demande nécessite des informations ou pièces complémentaires, le Service compétent vous contactera afin de les obtenir, dans un délai qui vous sera indiqué.<text:line-break/></text:p>
        </text:list-item>
        <text:list-item>
          <text:p text:style-name="P30">Dans ce cas, le délai de décision implicite de rejet sera alors suspendu le temps de produire les pièces demandées.</text:p>
        </text:list-item>
      </text:list>
      <text:p text:style-name="P27"/>
      <text:p text:style-name="P27">Si vous estimez que la décision prise par la Ville de <text:span text:style-name="T9">Maarch-les-Bains</text:span> est contestable, vous pourrez formuler :</text:p>
      <text:list xml:id="list2218860585" text:style-name="L2">
        <text:list-item>
          <text:p text:style-name="P31">soit un recours gracieux devant l'auteur de la décision</text:p>
        </text:list-item>
        <text:list-item>
          <text:p text:style-name="P31">soit un recours hiérarchique devant l’autorité supérieure (si la est décision prise par le Maire au nom de l’État)</text:p>
        </text:list-item>
        <text:list-item>
          <text:p text:style-name="P31">soit un recours contentieux.</text:p>
        </text:list-item>
      </text:list>
      <text:p text:style-name="P27">Vous disposez d’un délai de deux mois pour exercer un recours gracieux ou hiérarchique. </text:p>
      <text:p text:style-name="P18"/>
      <text:p text:style-name="P19"><text:soft-page-break/>L’exercice d’un recours gracieux ou hiérarchique conserve le délai de recours contentieux. </text:p>
      <text:p text:style-name="P19">Le recours contentieux doit être exercé dans un délai de deux mois à compter de la décision initiale ou de la décision prise sur recours gracieux ou hiérarchique.</text:p>
      <text:p text:style-name="P19">En cas de recours contentieux, celui-ci sera exercé auprès du Tribunal administratif de Maarch-les-Bains.</text:p>
      <text:p text:style-name="P18"/>
      <text:p text:style-name="P17"/>
      <text:p text:style-name="P17">Pour tout renseignement concernant votre dossier, vous pouvez contacter :</text:p>
      <text:p text:style-name="P17"/>
      <text:p text:style-name="P17">le service instructeur compétent : (Service – Direction)</text:p>
      <text:list xml:id="list1881936459" text:style-name="L3">
        <text:list-item>
          <text:p text:style-name="P29">par téléphone : (N° de ligne direct<text:span text:style-name="T12">e</text:span>) </text:p>
        </text:list-item>
        <text:list-item>
          <text:p text:style-name="P29">ou par messagerie électronique : (Messagerie de l’agent chargé du dossier).</text:p>
        </text:list-item>
      </text:list>
      <text:p text:style-name="P17"/>
      <text:p text:style-name="P17"/>
      <text:p text:style-name="P17">Bien respectueusement,</text:p>
      <text:p text:style-name="P22"/>
      <text:p text:style-name="P23"><text:span text:style-name="T10"><text:tab/><text:tab/><text:tab/><text:tab/><text:tab/><text:tab/><text:tab/><text:tab/>Le service compétent</text:span> </text:p>
      <text:p text:style-name="P5"><text:tab/><text:tab/><text:tab/><text:tab/><text:tab/><text:tab/><text:tab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C0085DFD5956EFC.png" xlink:type="simple" xlink:show="embed" xlink:actuate="onLoad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1H20S</meta:editing-duration>
    <meta:editing-cycles>28</meta:editing-cycles>
    <meta:generator>LibreOffice/6.0.7.3$Linux_X86_64 LibreOffice_project/00m0$Build-3</meta:generator>
    <dc:date>2019-12-27T14:34:47.279247764</dc:date>
    <meta:print-date>2016-06-06T11:07:27.701000000</meta:print-date>
    <dc:creator>Florian Azizian</dc:creator>
    <meta:document-statistic meta:table-count="2" meta:image-count="1" meta:object-count="0" meta:page-count="2" meta:paragraph-count="35" meta:word-count="326" meta:character-count="2266" meta:non-whitespace-character-count="1948"/>
  </office:meta>
</office:document-meta>
</file>